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1ac3a5"/>
    </style:style>
    <style:style style:name="P3" style:family="paragraph" style:parent-style-name="Text_20_body" style:list-style-name="L1">
      <style:text-properties officeooo:paragraph-rsid="00264451"/>
    </style:style>
    <style:style style:name="P4" style:family="paragraph" style:parent-style-name="Text_20_body">
      <style:text-properties officeooo:paragraph-rsid="001ac3a5"/>
    </style:style>
    <style:style style:name="P5" style:family="paragraph" style:parent-style-name="Text_20_body">
      <style:text-properties officeooo:paragraph-rsid="001be188"/>
    </style:style>
    <style:style style:name="P6" style:family="paragraph" style:parent-style-name="Text_20_body">
      <style:paragraph-properties fo:line-height="100%"/>
      <style:text-properties officeooo:paragraph-rsid="001fd03b"/>
    </style:style>
    <style:style style:name="P7" style:family="paragraph" style:parent-style-name="Text_20_body">
      <style:text-properties officeooo:paragraph-rsid="00205014"/>
    </style:style>
    <style:style style:name="P8" style:family="paragraph" style:parent-style-name="Text_20_body" style:list-style-name="L1">
      <style:paragraph-properties fo:text-align="justify" style:justify-single-word="false"/>
      <style:text-properties officeooo:paragraph-rsid="0027ac02"/>
    </style:style>
    <style:style style:name="P9" style:family="paragraph" style:parent-style-name="Text_20_body">
      <style:text-properties officeooo:paragraph-rsid="00290bd6"/>
    </style:style>
    <style:style style:name="P10" style:family="paragraph" style:parent-style-name="Heading_20_2">
      <style:text-properties officeooo:paragraph-rsid="00290bd6"/>
    </style:style>
    <style:style style:name="P11" style:family="paragraph" style:parent-style-name="Heading_20_2" style:list-style-name=""/>
    <style:style style:name="P12" style:family="paragraph" style:parent-style-name="Heading_20_2">
      <style:paragraph-properties style:writing-mode="lr-tb"/>
    </style:style>
    <style:style style:name="P13" style:family="paragraph" style:parent-style-name="Heading_20_2">
      <style:paragraph-properties style:writing-mode="lr-tb"/>
      <style:text-properties officeooo:paragraph-rsid="001ac3a5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Standard">
      <style:text-properties officeooo:paragraph-rsid="001ac3a5"/>
    </style:style>
    <style:style style:name="P16" style:family="paragraph" style:parent-style-name="Standard">
      <style:text-properties officeooo:paragraph-rsid="00290bd6"/>
    </style:style>
    <style:style style:name="T1" style:family="text">
      <style:text-properties fo:color="#ff0000"/>
    </style:style>
    <style:style style:name="T2" style:family="text">
      <style:text-properties officeooo:rsid="0010b2ec"/>
    </style:style>
    <style:style style:name="T3" style:family="text">
      <style:text-properties officeooo:rsid="001299cf"/>
    </style:style>
    <style:style style:name="T4" style:family="text">
      <style:text-properties officeooo:rsid="001467ad"/>
    </style:style>
    <style:style style:name="T5" style:family="text">
      <style:text-properties officeooo:rsid="001593f4"/>
    </style:style>
    <style:style style:name="T6" style:family="text">
      <style:text-properties officeooo:rsid="00176299"/>
    </style:style>
    <style:style style:name="T7" style:family="text">
      <style:text-properties officeooo:rsid="0018923b"/>
    </style:style>
    <style:style style:name="T8" style:family="text">
      <style:text-properties officeooo:rsid="001941b4"/>
    </style:style>
    <style:style style:name="T9" style:family="text">
      <style:text-properties officeooo:rsid="001c0b38"/>
    </style:style>
    <style:style style:name="T10" style:family="text">
      <style:text-properties officeooo:rsid="001d7a4f"/>
    </style:style>
    <style:style style:name="T11" style:family="text">
      <style:text-properties officeooo:rsid="001fd03b"/>
    </style:style>
    <style:style style:name="T12" style:family="text">
      <style:text-properties officeooo:rsid="00264451"/>
    </style:style>
    <style:style style:name="T13" style:family="text">
      <style:text-properties officeooo:rsid="0027cff4"/>
    </style:style>
    <style:style style:name="T14" style:family="text">
      <style:text-properties officeooo:rsid="00290bd6"/>
    </style:style>
    <style:style style:name="T15" style:family="text">
      <style:text-properties officeooo:rsid="002a8f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EVALLIER Raphaël<text:tab/><text:tab/><text:tab/><text:tab/><text:tab/><text:tab/><text:tab/><text:tab/> <text:s text:c="8"/>M2 Info G.L.</text:p>
      <text:p text:style-name="Standard">DOUCHEMENT Marc<text:tab/><text:tab/><text:tab/><text:tab/><text:tab/><text:tab/><text:tab/><text:tab/><text:tab/> <text:s text:c="11"/>V.V.</text:p>
      <text:p text:style-name="Standard"/>
      <text:p text:style-name="Heading">Rapport TP AddressBook – Tests Swing</text:p>
      <text:p text:style-name="Text_20_body"/>
      <text:p text:style-name="Text_20_body"/>
      <text:h text:style-name="Heading_20_1" text:outline-level="1">Introduction</text:h>
      <text:p text:style-name="P16"><text:span text:style-name="T14">Ce rapport présente le plan de test de l'IHM (Swing) réalisé grâce à WindowTesterPro.</text:span></text:p>
      <text:p text:style-name="Text_20_body"/>
      <text:h text:style-name="Heading_20_1" text:outline-level="1">Cas de tests</text:h>
      <text:h text:style-name="P10" text:outline-level="2">Test : TestIHMStartupTextFieldsDisable.testIHMStartupTextFieldsDisable()</text:h>
      <text:p text:style-name="Standard">Test si les textfields sont désactivés lors de la création de l'IHM</text:p>
      <text:p text:style-name="Text_20_body">Succès du test</text:p>
      <text:p text:style-name="Text_20_body"/>
      <text:h text:style-name="Heading_20_2" text:outline-level="2">Test : TestHIMNewTexFieldsEnable.testHIMNewTexFieldsEnable()</text:h>
      <text:p text:style-name="Standard">Test si les textfields sont activés après un clique sur le bouton « new ».</text:p>
      <text:p text:style-name="P7">Succès du test</text:p>
      <text:p text:style-name="P7"/>
      <text:h text:style-name="P13" text:outline-level="2">Test : TestBtDelete<text:span text:style-name="T4">DisableWithout</text:span>Select<text:span text:style-name="T4">edItem</text:span>.<text:span text:style-name="T5">t</text:span>estBtDelete<text:span text:style-name="T4">DisableWithout</text:span>Select<text:span text:style-name="T4">edItem</text:span>()</text:h>
      <text:p text:style-name="P15">Test si le bouton Delete est <text:span text:style-name="T6">désactivé quand aucune personne de la liste n'est sélectionnée</text:span><text:span text:style-name="T3">.</text:span></text:p>
      <text:p text:style-name="P4"><text:span text:style-name="T1">Modifications :</text:span> « AdressActionPanel.java », modification « <text:span text:style-name="T7">initComponents</text:span>() » :</text:p>
      <text:list xml:id="list9693019881" text:style-name="L1">
        <text:list-item>
          <text:p text:style-name="P2">Désactivation du bouton « <text:span text:style-name="T8">delete »</text:span> lors d<text:span text:style-name="T8">e l'initialisation des composants.</text:span></text:p>
        </text:list-item>
      </text:list>
      <text:p text:style-name="P4"><text:span text:style-name="T8"/></text:p>
      <text:h text:style-name="P12" text:outline-level="2">Test : TestBtDeleteEnableAfterListSelect.testBtDeleteEnableAfterListSelect()</text:h>
      <text:p text:style-name="Standard">Test si le bouton Delete est actif <text:span text:style-name="T2">après</text:span> <text:span text:style-name="T2">sélection</text:span> d'une personne de la list<text:span text:style-name="T3">e.</text:span></text:p>
      <text:p text:style-name="P5"><text:span text:style-name="T1">Modifications :</text:span> « Adress<text:span text:style-name="T9">Frame</text:span>.java », modification « <text:span text:style-name="T10">valueChanged</text:span>() » :</text:p>
      <text:list xml:id="list852824231" text:continue-numbering="true" text:style-name="L1">
        <text:list-item>
          <text:p text:style-name="P3"><text:span text:style-name="T11">Activation</text:span> du bouton « <text:span text:style-name="T8">delete »</text:span> <text:span text:style-name="T11">après le clique sur une personne dans la liste</text:span><text:span text:style-name="T8">. </text:span><text:span text:style-name="T12">Pour cela, une méthode « setBDeleteEnable(boolean) » a également été ajoutée dans la classe « AdressActionPanel.java ».</text:span></text:p>
        </text:list-item>
      </text:list>
      <text:p text:style-name="P5"><text:span text:style-name="T8"/></text:p>
      <text:h text:style-name="Heading_20_2" text:outline-level="2">Test : TestBtSaveDisableAfterNew.testBtSaveDisableAfterNew()</text:h>
      <text:p text:style-name="Standard">Le bouton « save » doit être désactivé après avoir cliqué sur le bouton « new ».</text:p>
      <text:p text:style-name="P6"><text:span text:style-name="T1">Modifications :</text:span> « AdressActionPanel.java », modification « newAddressActionPerformed() » :</text:p>
      <text:list xml:id="list444102561" text:continue-numbering="true" text:style-name="L1">
        <text:list-item>
          <text:p text:style-name="P1">Désactivation du bouton « save » lors du lancement de l’action « new »</text:p>
        </text:list-item>
      </text:list>
      <text:p text:style-name="P9"/>
      <text:h text:style-name="P11" text:outline-level="2"/>
      <text:h text:style-name="P14" text:outline-level="2">Test : TestBtSaveEnableWhenTextFieldsNotEmpty.testBtSaveEnableWhenTextFieldsNotEmpty()</text:h>
      <text:p text:style-name="Text_20_body">Le bouton « save » doit être activé si les champs Lastname, Surname, Middlename et Email ne sont pas vides.</text:p>
      <text:p text:style-name="Text_20_body"><text:span text:style-name="T1">Modifications :</text:span> « AdressFrame.java », implémente KeyListener :</text:p>
      <text:list xml:id="list859181624" text:continue-numbering="true" text:style-name="L1">
        <text:list-item>
          <text:p text:style-name="P8">La méthode « keyReleased » a été ajoutée. Elle active le bouton « save » si les champs Lastname, Firstname, Middlename et Email ne sont pas vides. <text:span text:style-name="T12">Pour cela, une méthode « setB</text:span><text:span text:style-name="T13">Save</text:span><text:span text:style-name="T12">Enable(boolean) » a également été ajoutée dans la classe « AdressActionPanel.java ».</text:span></text:p>
        </text:list-item>
      </text:list>
      <text:p text:style-name="Text_20_body"><text:span text:style-name="T1">Modifications :</text:span> « AdressPanel.java », ajout des KeyListener :</text:p>
      <text:list xml:id="list2066108009" text:continue-numbering="true" text:style-name="L1">
        <text:list-item>
          <text:p text:style-name="P1">La méthode « addKeyListeners » a été ajoutée. Elle active des KeyListener sur le champs Lastname, Firstname, Middlename et Email afin de prévenir la Frame en cas de changements de valeur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text-align="center" style:justify-single-word="false" style:page-number="auto" fo:keep-with-next="always"/>
      <style:text-properties style:font-name="Arial" fo:font-size="18pt" style:text-underline-style="solid" style:text-underline-width="auto" style:text-underline-color="font-color" fo:font-weight="bold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next-style-name="Text_20_body" style:default-outline-level="1" style:class="text">
      <style:paragraph-properties fo:text-align="start" style:justify-single-word="false">
        <style:tab-stops/>
      </style:paragraph-properties>
      <style:text-properties fo:font-size="120%" style:text-underline-style="none" fo:font-weight="bold" style:font-size-asian="115%" style:font-weight-asian="bold" style:font-size-complex="115%" style:font-weight-complex="bold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next-style-name="Text_20_body" style:default-outline-level="2" style:class="text" style:master-page-name="">
      <style:paragraph-properties style:page-number="auto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15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2cm" fo:text-indent="0.183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5T12:05:08</meta:creation-date>
    <dc:date>2012-11-13T18:25:28</dc:date>
    <meta:editing-duration>PT2H32M11S</meta:editing-duration>
    <meta:editing-cycles>80</meta:editing-cycles>
    <meta:generator>LibreOffice/3.6$MacOSX_x86 LibreOffice_project/da8c1e6-fd468f4-454e206-f42a4a9-143cfd</meta:generator>
    <meta:document-statistic meta:table-count="0" meta:image-count="0" meta:object-count="0" meta:page-count="2" meta:paragraph-count="30" meta:word-count="341" meta:character-count="2373" meta:non-whitespace-character-count="2039"/>
  </office:meta>
</office:document-meta>
</file>